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b391" officeooo:paragraph-rsid="0017b391"/>
    </style:style>
    <style:style style:name="P2" style:family="paragraph" style:parent-style-name="Standard">
      <style:text-properties officeooo:paragraph-rsid="0017b391"/>
    </style:style>
    <style:style style:name="P3" style:family="paragraph" style:parent-style-name="Standard" style:list-style-name="L4">
      <style:text-properties officeooo:paragraph-rsid="0017b391"/>
    </style:style>
    <style:style style:name="T1" style:family="text">
      <style:text-properties officeooo:rsid="0017b39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NSimSun" style:font-name-complex="Ari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185914663" text:style-name="L4">
        <text:list-item>
          <text:p text:style-name="P3"><text:span text:style-name="T1">Título: Manual de desenvolvimento do projeto</text:span></text:p>
        </text:list-item>
      </text:list>
      <text:p text:style-name="P1"/>
      <text:list xml:id="list110457021295484" text:continue-numbering="true" text:style-name="L4">
        <text:list-item>
          <text:p text:style-name="P3"><text:span text:style-name="T1">Propósito do documento: Servir de guia ...</text:span></text:p>
        </text:list-item>
      </text:list>
      <text:p text:style-name="P1"/>
      <text:list xml:id="list110457230674319" text:continue-numbering="true" text:style-name="L4">
        <text:list-item>
          <text:p text:style-name="P3"><text:span text:style-name="T1">Equipe: Listagem da Equipe...</text:span></text:p>
        </text:list-item>
      </text:list>
      <text:p text:style-name="P1"/>
      <text:list xml:id="list110456424490911" text:continue-numbering="true" text:style-name="L4">
        <text:list-item>
          <text:p text:style-name="P3"><text:span text:style-name="T1">Padrões: Definição de Padrões</text:span></text:p>
        </text:list-item>
      </text:list>
      <text:p text:style-name="P2"/>
      <text:list xml:id="list110457066458975" text:continue-numbering="true" text:style-name="L4">
        <text:list-item>
          <text:p text:style-name="P3"><text:span text:style-name="T1">Cronograma: Datas de Referência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7:11.670000000</meta:creation-date>
    <dc:date>2022-06-01T11:04:54.620000000</dc:date>
    <meta:editing-duration>PT7M43S</meta:editing-duration>
    <meta:editing-cycles>1</meta:editing-cycles>
    <meta:document-statistic meta:table-count="0" meta:image-count="0" meta:object-count="0" meta:page-count="1" meta:paragraph-count="5" meta:word-count="30" meta:character-count="185" meta:non-whitespace-character-count="165"/>
    <meta:generator>LibreOffice/7.2.2.2$Windows_X86_64 LibreOffice_project/02b2acce88a210515b4a5bb2e46cbfb63fe97d56</meta:generator>
  </office:meta>
</office:document-meta>
</file>